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2eb5f" officeooo:paragraph-rsid="0012eb5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T1" style:family="text">
      <style:text-properties officeooo:rsid="00182f48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33adf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4"/>
      <text:p text:style-name="P4">VOLUNTAPP</text:p>
      <text:p text:style-name="P5">Sprint Retrospective</text:p>
      <text:p text:style-name="P6"><text:span text:style-name="T2"/></text:p>
      <text:p text:style-name="P8">Sprint #<text:span text:style-name="T3">2</text:span></text:p>
      <text:p text:style-name="P8">Objetivo: </text:p>
      <text:p text:style-name="P1">Nuestro objetivo para el sprint #2 es el de empezar la creación de nuestra página principal una vez ya logado el usuario, en esta se puede publicar y ver los posts de otros usuarios, ver los eventos en los que el usuario esta apuntado y una lista de amigos disponibles, también definir el perfil de usuario y de ser posible, los ajustes de la cuenta.</text:p>
      <text:p text:style-name="P7"/>
      <text:p text:style-name="P7"><draw:line text:anchor-type="paragraph" draw:z-index="0" draw:name="Horizontal line 1" draw:style-name="gr1" draw:text-style-name="P9" svg:x1="-0.346cm" svg:y1="0.111cm" svg:x2="17.496cm" svg:y2="0.166cm"><text:p/></draw:line></text:p>
      <text:p text:style-name="P2"><text:span text:style-name="T1">[</text:span>Recuento sobre como ha transcurrido el sprint, las cosas que han ido bien y mal, las cosas a mejorar, pequena vision sobre lo que depara el futuro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2-01T15:23:36.154890487</dc:date>
    <meta:editing-duration>PT3M4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13" meta:character-count="646" meta:non-whitespace-character-count="540"/>
  </office:meta>
</office:document-meta>
</file>